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8842" officeooo:paragraph-rsid="001488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ormGlass.io API Key: d8910aa4-f855-11ec-956e-0242ac130002-d8910b12-f855-11ec-956e-0242ac13000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30T10:32:36.307000000</meta:creation-date>
    <dc:date>2022-06-30T10:33:21.306000000</dc:date>
    <meta:editing-duration>PT45S</meta:editing-duration>
    <meta:editing-cycles>1</meta:editing-cycles>
    <meta:document-statistic meta:table-count="0" meta:image-count="0" meta:object-count="0" meta:page-count="1" meta:paragraph-count="1" meta:word-count="4" meta:character-count="96" meta:non-whitespace-character-count="93"/>
    <meta:generator>LibreOffice/7.2.6.2$Windows_X86_64 LibreOffice_project/b0ec3a565991f7569a5a7f5d24fed7f52653d754</meta:generator>
  </office:meta>
</office:document-meta>
</file>